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BF0000016EEACCB16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88cm" svg:height="7.746cm" svg:x="0.02cm" svg:y="0.054cm">
          <draw:image xlink:href="Pictures/10000000000002BF0000016EEACCB16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8cm" fo:page-height="7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son Statham</meta:initial-creator>
    <meta:creation-date>2017-06-14T15:57:54.68</meta:creation-date>
    <dc:date>2017-06-14T15:59:35.87</dc:date>
    <dc:creator>Jason Statham</dc:creator>
    <meta:editing-duration>PT1M41S</meta:editing-duration>
    <meta:editing-cycles>1</meta:editing-cycles>
    <meta:document-statistic meta:object-count="1"/>
    <meta:generator>OpenOffice/4.1.3$Win32 OpenOffice.org_project/413m1$Build-9783</meta:generator>
  </office:meta>
</office:document-meta>
</file>